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52c0" officeooo:paragraph-rsid="000152c0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rojet de LO41</text:p>
      <text:p text:style-name="Subtitle">La chaîne de fabrication en Flux Tendu</text:p>
      <text:p text:style-name="P1"/>
      <text:p text:style-name="P1">Bretegnier Paul-Émile</text:p>
      <text:p text:style-name="P1">Lamielle Antoine</text:p>
      <text:p text:style-name="P1"/>
      <text:p text:style-name="P1">Semestre d'Automne 2014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Sommaire</text:p>
          </text:index-title>
        </text:index-body>
      </text:table-of-content>
      <text:p text:style-name="P1"/>
      <text:h text:style-name="P2" text:outline-level="1">Introduction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15:46:17.809132193</meta:creation-date>
    <dc:date>2014-11-29T16:03:17.576312520</dc:date>
    <meta:editing-duration>PT1M29S</meta:editing-duration>
    <meta:editing-cycles>1</meta:editing-cycles>
    <meta:document-statistic meta:table-count="0" meta:image-count="0" meta:object-count="0" meta:page-count="3" meta:paragraph-count="7" meta:word-count="19" meta:character-count="132" meta:non-whitespace-character-count="120"/>
    <meta:generator>LibreOffice/4.2.7.2$Linux_x86 LibreOffice_project/420m0$Build-2</meta:generator>
  </office:meta>
</office:document-meta>
</file>